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2100000023BA0907F1BF8017C9.png" manifest:media-type="image/png"/>
  <manifest:file-entry manifest:full-path="Pictures/100000000000002500000022A63142B47013DD41.png" manifest:media-type="image/png"/>
  <manifest:file-entry manifest:full-path="Pictures/1000000000000024000000237FC47B43F559E17E.png" manifest:media-type="image/png"/>
  <manifest:file-entry manifest:full-path="Pictures/100000000000002100000023AF2E700EBCA58EEC.png" manifest:media-type="image/png"/>
  <manifest:file-entry manifest:full-path="Pictures/100000000000002400000023D1657B071199F318.png" manifest:media-type="image/png"/>
  <manifest:file-entry manifest:full-path="Pictures/100000000000002400000026F3D3DC0C01C7248D.png" manifest:media-type="image/png"/>
  <manifest:file-entry manifest:full-path="Pictures/1000000000000024000000236840EFFA893A6267.png" manifest:media-type="image/png"/>
  <manifest:file-entry manifest:full-path="Pictures/100000000000002400000023711E24FE6E3F0B4A.png" manifest:media-type="image/png"/>
  <manifest:file-entry manifest:full-path="Pictures/10000000000000240000002368CBBDFE3CA404AD.png" manifest:media-type="image/png"/>
  <manifest:file-entry manifest:full-path="Pictures/100000000000002500000021F9266811EB1BB60F.png" manifest:media-type="image/png"/>
  <manifest:file-entry manifest:full-path="Pictures/100000000000002400000023A88190710288B85F.png" manifest:media-type="image/png"/>
  <manifest:file-entry manifest:full-path="Pictures/10000000000000240000002371B34997AF699D2C.png" manifest:media-type="image/png"/>
  <manifest:file-entry manifest:full-path="Pictures/1000000000000024000000211B17D9B5264E8F4D.png" manifest:media-type="image/png"/>
  <manifest:file-entry manifest:full-path="Pictures/10000000000000240000002366000485A26E6EA5.png" manifest:media-type="image/png"/>
  <manifest:file-entry manifest:full-path="Pictures/1000000000000024000000232B6FB6B9C0AFE75E.png" manifest:media-type="image/png"/>
  <manifest:file-entry manifest:full-path="Pictures/100000000000002400000023F2B61875708C8542.png" manifest:media-type="image/png"/>
  <manifest:file-entry manifest:full-path="Pictures/1000000000000024000000230F97F11159901E98.png" manifest:media-type="image/png"/>
  <manifest:file-entry manifest:full-path="Pictures/1000000000000024000000232B5AC4E2F64C256F.png" manifest:media-type="image/png"/>
  <manifest:file-entry manifest:full-path="Pictures/100000000000002400000023C415100D298FAF59.png" manifest:media-type="image/png"/>
  <manifest:file-entry manifest:full-path="Pictures/100000000000002400000023C13D3A83305391A6.png" manifest:media-type="image/png"/>
  <manifest:file-entry manifest:full-path="Pictures/1000000000000024000000231B11CDA76EC72387.png" manifest:media-type="image/png"/>
  <manifest:file-entry manifest:full-path="Pictures/10000000000000240000002352FA4932FAED65CB.png" manifest:media-type="image/png"/>
  <manifest:file-entry manifest:full-path="Pictures/100000000000002400000023804562FFEC560F59.png" manifest:media-type="image/png"/>
  <manifest:file-entry manifest:full-path="Pictures/100000000000002400000023A39ABF56BF3A5EB3.png" manifest:media-type="image/png"/>
  <manifest:file-entry manifest:full-path="Pictures/100000000000002400000023F1074020C5245D5A.png" manifest:media-type="image/png"/>
  <manifest:file-entry manifest:full-path="Pictures/1000000000000024000000230CF7D27B4BC8191C.png" manifest:media-type="image/png"/>
  <manifest:file-entry manifest:full-path="Pictures/1000000000000024000000234E2D0E9343E5E26A.png" manifest:media-type="image/png"/>
  <manifest:file-entry manifest:full-path="Pictures/100000000000002400000026DC99713D81926444.png" manifest:media-type="image/png"/>
  <manifest:file-entry manifest:full-path="Pictures/100000000000002400000026DA1A02E523509980.png" manifest:media-type="image/png"/>
  <manifest:file-entry manifest:full-path="Pictures/100000000000002400000026298496ECBBFD9501.png" manifest:media-type="image/png"/>
  <manifest:file-entry manifest:full-path="Pictures/10000000000000240000002670ED1629A9DF0483.png" manifest:media-type="image/png"/>
  <manifest:file-entry manifest:full-path="Pictures/10000000000000250000002277CD46F589C96758.png" manifest:media-type="image/png"/>
  <manifest:file-entry manifest:full-path="Pictures/1000000000000025000000223DA73E20B0945AEA.png" manifest:media-type="image/png"/>
  <manifest:file-entry manifest:full-path="Pictures/100000000000002500000022ABB38421E29CDDB4.png" manifest:media-type="image/png"/>
  <manifest:file-entry manifest:full-path="Pictures/1000000000000025000000228EEEE8AE0F98B9E7.png" manifest:media-type="image/png"/>
  <manifest:file-entry manifest:full-path="Pictures/10000000000000250000002240A23F62FA19B54A.png" manifest:media-type="image/png"/>
  <manifest:file-entry manifest:full-path="Pictures/100000000000002500000022467D55A7AFA858C9.png" manifest:media-type="image/png"/>
  <manifest:file-entry manifest:full-path="Pictures/10000000000000250000002278B1DED1B4D617C0.png" manifest:media-type="image/png"/>
  <manifest:file-entry manifest:full-path="Pictures/10000000000000250000002285CB3BB0FA1A8C79.png" manifest:media-type="image/png"/>
  <manifest:file-entry manifest:full-path="Pictures/100000000000002500000022CA78E4FB525DE6C4.png" manifest:media-type="image/png"/>
  <manifest:file-entry manifest:full-path="Pictures/100000000000002600000025B6A20D3710C5CB43.png" manifest:media-type="image/png"/>
  <manifest:file-entry manifest:full-path="Pictures/1000000000000026000000253CF4EB13DD42894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1.438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Segoe U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Segoe U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goe U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hi" style:country-asian="IN" style:font-style-asian="normal" style:font-weight-asian="normal" style:font-name-complex="Segoe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Segoe U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hi" style:country-asian="IN" style:font-style-asian="normal" style:font-weight-asian="normal" style:font-name-complex="Segoe U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6">
            <draw:frame draw:z-index="0" draw:name="Figura 1" draw:style-name="gr1" draw:text-style-name="P1" svg:width="0.777cm" svg:height="0.824cm" svg:x="0.393cm" svg:y="0.141cm">
              <draw:image xlink:href="Pictures/100000000000002100000023BA0907F1BF8017C9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Salvar projeto</text:p>
          </table:table-cell>
          <table:table-cell table:style-name="ce11">
            <draw:frame draw:z-index="1" draw:name="Figura 2" draw:style-name="gr1" draw:text-style-name="P1" svg:width="0.769cm" svg:height="0.816cm" svg:x="0.32cm" svg:y="0.056cm">
              <draw:image xlink:href="Pictures/100000000000002100000023AF2E700EBCA58EEC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proximar</text:p>
          </table:table-cell>
        </table:table-row>
        <table:table-row table:style-name="ro1">
          <table:table-cell table:style-name="ce6">
            <draw:frame draw:z-index="2" draw:name="Figura 3" draw:style-name="gr1" draw:text-style-name="P1" svg:width="0.832cm" svg:height="0.809cm" svg:x="0.347cm" svg:y="0.124cm">
              <draw:image xlink:href="Pictures/100000000000002400000023711E24FE6E3F0B4A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Novo layout</text:p>
          </table:table-cell>
          <table:table-cell table:style-name="ce11">
            <draw:frame draw:z-index="3" draw:name="Figura 4" draw:style-name="gr1" draw:text-style-name="P1" svg:width="0.808cm" svg:height="0.786cm" svg:x="0.339cm" svg:y="0.096cm">
              <draw:image xlink:href="Pictures/1000000000000024000000236840EFFA893A6267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fastar</text:p>
          </table:table-cell>
        </table:table-row>
        <table:table-row table:style-name="ro1">
          <table:table-cell table:style-name="ce7">
            <draw:frame draw:z-index="4" draw:name="Figura 5" draw:style-name="gr1" draw:text-style-name="P1" svg:width="0.835cm" svg:height="0.812cm" svg:x="0.359cm" svg:y="0.116cm">
              <draw:image xlink:href="Pictures/100000000000002400000023D1657B071199F318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uplicar layout</text:p>
          </table:table-cell>
          <table:table-cell table:style-name="ce11">
            <draw:frame draw:z-index="5" draw:name="Figura 6" draw:style-name="gr1" draw:text-style-name="P1" svg:width="0.789cm" svg:height="0.767cm" svg:x="0.329cm" svg:y="0.133cm">
              <draw:image xlink:href="Pictures/10000000000000240000002368CBBDFE3CA404AD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Visualizar a 100%</text:p>
          </table:table-cell>
        </table:table-row>
        <table:table-row table:style-name="ro1">
          <table:table-cell table:style-name="ce7">
            <draw:frame draw:z-index="6" draw:name="Figura 7" draw:style-name="gr1" draw:text-style-name="P1" svg:width="0.811cm" svg:height="0.789cm" svg:x="0.391cm" svg:y="0.121cm">
              <draw:image xlink:href="Pictures/10000000000000240000002371B34997AF699D2C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Gerenciador de layout</text:p>
          </table:table-cell>
          <table:table-cell table:style-name="ce11">
            <draw:frame draw:z-index="7" draw:name="Figura 8" draw:style-name="gr1" draw:text-style-name="P1" svg:width="0.778cm" svg:height="0.757cm" svg:x="0.331cm" svg:y="0.105cm">
              <draw:image xlink:href="Pictures/1000000000000024000000237FC47B43F559E17E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Ver tudo</text:p>
          </table:table-cell>
        </table:table-row>
        <table:table-row table:style-name="ro1">
          <table:table-cell table:style-name="ce7">
            <draw:frame draw:z-index="8" draw:name="Figura 9" draw:style-name="gr1" draw:text-style-name="P1" svg:width="0.828cm" svg:height="0.805cm" svg:x="0.377cm" svg:y="0.131cm">
              <draw:image xlink:href="Pictures/10000000000000240000002366000485A26E6EA5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itens do modelo</text:p>
          </table:table-cell>
          <table:table-cell table:style-name="ce11">
            <draw:frame draw:z-index="9" draw:name="Figura 10" draw:style-name="gr1" draw:text-style-name="P1" svg:width="0.769cm" svg:height="0.748cm" svg:x="0.301cm" svg:y="0.135cm">
              <draw:image xlink:href="Pictures/100000000000002400000023A88190710288B85F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Redesenhar</text:p>
          </table:table-cell>
        </table:table-row>
        <table:table-row table:style-name="ro1">
          <table:table-cell table:style-name="ce7">
            <draw:frame draw:z-index="10" draw:name="Figura 11" draw:style-name="gr1" draw:text-style-name="P1" svg:width="0.795cm" svg:height="0.773cm" svg:x="0.389cm" svg:y="0.135cm">
              <draw:image xlink:href="Pictures/1000000000000024000000232B6FB6B9C0AFE75E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Salvar como modelo</text:p>
          </table:table-cell>
          <table:table-cell table:style-name="ce11">
            <draw:frame draw:z-index="11" draw:name="Figura 12" draw:style-name="gr1" draw:text-style-name="P1" svg:width="0.783cm" svg:height="0.762cm" svg:x="0.31cm" svg:y="0.119cm">
              <draw:image xlink:href="Pictures/100000000000002400000023F2B61875708C8542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Bloquear itens selecionados</text:p>
          </table:table-cell>
        </table:table-row>
        <table:table-row table:style-name="ro1">
          <table:table-cell table:style-name="ce7">
            <draw:frame draw:z-index="12" draw:name="Figura 13" draw:style-name="gr1" draw:text-style-name="P1" svg:width="0.818cm" svg:height="0.796cm" svg:x="0.358cm" svg:y="0.107cm">
              <draw:image xlink:href="Pictures/1000000000000024000000230F97F11159901E98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páginas</text:p>
          </table:table-cell>
          <table:table-cell table:style-name="ce11">
            <draw:frame draw:z-index="13" draw:name="Figura 14" draw:style-name="gr1" draw:text-style-name="P1" svg:width="0.795cm" svg:height="0.773cm" svg:x="0.319cm" svg:y="0.127cm">
              <draw:image xlink:href="Pictures/1000000000000024000000232B5AC4E2F64C256F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esbloquear todos os itens</text:p>
          </table:table-cell>
        </table:table-row>
        <table:table-row table:style-name="ro1">
          <table:table-cell table:style-name="ce7">
            <draw:frame draw:z-index="14" draw:name="Figura 15" draw:style-name="gr1" draw:text-style-name="P1" svg:width="0.827cm" svg:height="0.805cm" svg:x="0.36cm" svg:y="0.126cm">
              <draw:image xlink:href="Pictures/100000000000002400000023C415100D298FAF59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Imprimir layout</text:p>
          </table:table-cell>
          <table:table-cell table:style-name="ce11">
            <draw:frame draw:z-index="15" draw:name="Figura 16" draw:style-name="gr1" draw:text-style-name="P1" svg:width="0.851cm" svg:height="0.828cm" svg:x="0.251cm" svg:y="0.096cm">
              <draw:image xlink:href="Pictures/100000000000002400000023C13D3A83305391A6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grupar itens</text:p>
          </table:table-cell>
        </table:table-row>
        <table:table-row table:style-name="ro1">
          <table:table-cell table:style-name="ce7">
            <draw:frame draw:z-index="16" draw:name="Figura 17" draw:style-name="gr1" draw:text-style-name="P1" svg:width="0.79cm" svg:height="0.768cm" svg:x="0.377cm" svg:y="0.159cm">
              <draw:image xlink:href="Pictures/1000000000000024000000231B11CDA76EC72387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Exportar como imagem</text:p>
          </table:table-cell>
          <table:table-cell table:style-name="ce11">
            <draw:frame draw:z-index="17" draw:name="Figura 18" draw:style-name="gr1" draw:text-style-name="P1" svg:width="0.822cm" svg:height="0.8cm" svg:x="0.242cm" svg:y="0.115cm">
              <draw:image xlink:href="Pictures/100000000000002400000023804562FFEC560F59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esagrupar itens</text:p>
          </table:table-cell>
        </table:table-row>
        <table:table-row table:style-name="ro1">
          <table:table-cell table:style-name="ce7">
            <draw:frame draw:z-index="18" draw:name="Figura 19" draw:style-name="gr1" draw:text-style-name="P1" svg:width="0.806cm" svg:height="0.784cm" svg:x="0.353cm" svg:y="0.137cm">
              <draw:image xlink:href="Pictures/100000000000002400000023A39ABF56BF3A5EB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Exportar como SVG</text:p>
          </table:table-cell>
          <table:table-cell table:style-name="ce11">
            <draw:frame draw:z-index="19" draw:name="Figura 20" draw:style-name="gr1" draw:text-style-name="P1" svg:width="0.797cm" svg:height="0.775cm" svg:x="0.273cm" svg:y="0.129cm">
              <draw:image xlink:href="Pictures/100000000000002400000023F1074020C5245D5A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Elevar itens selecionados</text:p>
          </table:table-cell>
        </table:table-row>
        <table:table-row table:style-name="ro1">
          <table:table-cell table:style-name="ce7">
            <draw:frame draw:z-index="20" draw:name="Figura 21" draw:style-name="gr1" draw:text-style-name="P1" svg:width="0.767cm" svg:height="0.746cm" svg:x="0.408cm" svg:y="0.133cm">
              <draw:image xlink:href="Pictures/1000000000000024000000230CF7D27B4BC8191C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Exportar como PDF</text:p>
          </table:table-cell>
          <table:table-cell table:style-name="ce11">
            <draw:frame draw:z-index="21" draw:name="Figura 22" draw:style-name="gr1" draw:text-style-name="P1" svg:width="0.773cm" svg:height="0.752cm" svg:x="0.358cm" svg:y="0.134cm">
              <draw:image xlink:href="Pictures/10000000000000240000002352FA4932FAED65CB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linhar itens</text:p>
          </table:table-cell>
        </table:table-row>
        <table:table-row table:style-name="ro1">
          <table:table-cell table:style-name="ce7">
            <draw:frame draw:z-index="22" draw:name="Figura 23" draw:style-name="gr1" draw:text-style-name="P1" svg:width="0.78cm" svg:height="0.759cm" svg:x="0.419cm" svg:y="0.146cm">
              <draw:image xlink:href="Pictures/1000000000000024000000234E2D0E9343E5E26A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esfazer</text:p>
          </table:table-cell>
          <table:table-cell table:style-name="ce11">
            <draw:frame draw:z-index="23" draw:name="Figura 24" draw:style-name="gr1" draw:text-style-name="P1" svg:width="0.778cm" svg:height="0.821cm" svg:x="0.311cm" svg:y="0.117cm">
              <draw:image xlink:href="Pictures/100000000000002400000026F3D3DC0C01C7248D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istribuir as margens</text:p>
          </table:table-cell>
        </table:table-row>
        <table:table-row table:style-name="ro1">
          <table:table-cell table:style-name="ce7">
            <draw:frame draw:z-index="24" draw:name="Figura 25" draw:style-name="gr1" draw:text-style-name="P1" svg:width="0.78cm" svg:height="0.823cm" svg:x="0.409cm" svg:y="0.126cm">
              <draw:image xlink:href="Pictures/100000000000002400000026DC99713D81926444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Refazer</text:p>
          </table:table-cell>
          <table:table-cell table:style-name="ce11">
            <draw:frame draw:z-index="25" draw:name="Figura 26" draw:style-name="gr1" draw:text-style-name="P1" svg:width="0.698cm" svg:height="0.737cm" svg:x="0.369cm" svg:y="0.172cm">
              <draw:image xlink:href="Pictures/100000000000002400000026298496ECBBFD9501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Redimensionar itens</text:p>
          </table:table-cell>
        </table:table-row>
        <table:table-row table:style-name="ro1">
          <table:table-cell table:style-name="ce7">
            <draw:frame draw:z-index="26" draw:name="Figura 27" draw:style-name="gr1" draw:text-style-name="P1" svg:width="0.759cm" svg:height="0.801cm" svg:x="0.425cm" svg:y="0.133cm">
              <draw:image xlink:href="Pictures/100000000000002400000026DA1A02E523509980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Deslocar layout</text:p>
          </table:table-cell>
          <table:table-cell table:style-name="ce11">
            <draw:frame draw:z-index="27" draw:name="Figura 28" draw:style-name="gr1" draw:text-style-name="P1" svg:width="0.753cm" svg:height="0.795cm" svg:x="0.368cm" svg:y="0.137cm">
              <draw:image xlink:href="Pictures/10000000000000240000002670ED1629A9DF048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proximar</text:p>
          </table:table-cell>
        </table:table-row>
        <table:table-row table:style-name="ro1">
          <table:table-cell table:style-name="ce7">
            <draw:frame draw:z-index="28" draw:name="Figura 29" draw:style-name="gr1" draw:text-style-name="P1" svg:width="0.857cm" svg:height="0.786cm" svg:x="0.375cm" svg:y="0.128cm">
              <draw:image xlink:href="Pictures/1000000000000024000000211B17D9B5264E8F4D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Selecionar/mover item</text:p>
          </table:table-cell>
          <table:table-cell table:style-name="ce11">
            <draw:frame draw:z-index="29" draw:name="Figura 30" draw:style-name="gr1" draw:text-style-name="P1" svg:width="0.75cm" svg:height="0.688cm" svg:x="0.385cm" svg:y="0.179cm">
              <draw:image xlink:href="Pictures/1000000000000024000000211B17D9B5264E8F4D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Mover o conteúdo do item</text:p>
          </table:table-cell>
        </table:table-row>
        <table:table-row table:style-name="ro1">
          <table:table-cell table:style-name="ce7">
            <draw:frame draw:z-index="30" draw:name="Figura 31" draw:style-name="gr1" draw:text-style-name="P1" svg:width="0.854cm" svg:height="0.761cm" svg:x="0.386cm" svg:y="0.134cm">
              <draw:image xlink:href="Pictures/100000000000002500000021F9266811EB1BB60F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Editar nós do item</text:p>
          </table:table-cell>
          <table:table-cell table:style-name="ce12">
            <draw:frame draw:z-index="31" draw:name="Figura 32" draw:style-name="gr1" draw:text-style-name="P1" svg:width="0.731cm" svg:height="0.671cm" svg:x="0.396cm" svg:y="0.205cm">
              <draw:image xlink:href="Pictures/10000000000000250000002277CD46F589C96758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 novo mapa ao compositor</text:p>
          </table:table-cell>
        </table:table-row>
        <table:table-row table:style-name="ro1">
          <table:table-cell table:style-name="ce8">
            <draw:frame draw:z-index="32" draw:name="Figura 33" draw:style-name="gr1" draw:text-style-name="P1" svg:width="0.785cm" svg:height="0.721cm" svg:x="0.415cm" svg:y="0.162cm">
              <draw:image xlink:href="Pictures/1000000000000025000000223DA73E20B0945AEA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 novo mapa 3D ao compositor</text:p>
          </table:table-cell>
          <table:table-cell table:style-name="ce12">
            <draw:frame draw:z-index="33" draw:name="Figura 34" draw:style-name="gr1" draw:text-style-name="P1" svg:width="0.723cm" svg:height="0.664cm" svg:x="0.445cm" svg:y="0.164cm">
              <draw:image xlink:href="Pictures/1000000000000025000000228EEEE8AE0F98B9E7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a nova imagem ao compositor</text:p>
          </table:table-cell>
        </table:table-row>
        <table:table-row table:style-name="ro1">
          <table:table-cell table:style-name="ce8">
            <draw:frame draw:z-index="34" draw:name="Figura 35" draw:style-name="gr1" draw:text-style-name="P1" svg:width="0.726cm" svg:height="0.667cm" svg:x="0.448cm" svg:y="0.197cm">
              <draw:image xlink:href="Pictures/100000000000002500000022ABB38421E29CDDB4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 novo rótulo ao compositor</text:p>
          </table:table-cell>
          <table:table-cell table:style-name="ce12">
            <draw:frame draw:z-index="35" draw:name="Figura 36" draw:style-name="gr1" draw:text-style-name="P1" svg:width="0.689cm" svg:height="0.633cm" svg:x="0.458cm" svg:y="0.222cm">
              <draw:image xlink:href="Pictures/10000000000000250000002240A23F62FA19B54A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a nova legenda ao compositor</text:p>
          </table:table-cell>
        </table:table-row>
        <table:table-row table:style-name="ro1">
          <table:table-cell table:style-name="ce8">
            <draw:frame draw:z-index="36" draw:name="Figura 37" draw:style-name="gr1" draw:text-style-name="P1" svg:width="0.708cm" svg:height="0.65cm" svg:x="0.467cm" svg:y="0.219cm">
              <draw:image xlink:href="Pictures/100000000000002500000022A63142B47013DD41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a nova barra de escala ao compositor</text:p>
          </table:table-cell>
          <table:table-cell table:style-name="ce12">
            <draw:frame draw:z-index="37" draw:name="Figura 38" draw:style-name="gr1" draw:text-style-name="P1" svg:width="0.657cm" svg:height="0.603cm" svg:x="0.491cm" svg:y="0.187cm">
              <draw:image xlink:href="Pictures/100000000000002500000022467D55A7AFA858C9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a nova seta norte ao compositor</text:p>
          </table:table-cell>
        </table:table-row>
        <table:table-row table:style-name="ro1">
          <table:table-cell table:style-name="ce8">
            <draw:frame draw:z-index="38" draw:name="Figura 39" draw:style-name="gr1" draw:text-style-name="P1" svg:width="0.668cm" svg:height="0.613cm" svg:x="0.483cm" svg:y="0.246cm">
              <draw:image xlink:href="Pictures/10000000000000250000002278B1DED1B4D617C0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formato</text:p>
          </table:table-cell>
          <table:table-cell table:style-name="ce12">
            <draw:frame draw:z-index="39" draw:name="Figura 40" draw:style-name="gr1" draw:text-style-name="P1" svg:width="0.748cm" svg:height="0.687cm" svg:x="0.454cm" svg:y="0.19cm">
              <draw:image xlink:href="Pictures/10000000000000250000002285CB3BB0FA1A8C79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a nova seta ao compositor</text:p>
          </table:table-cell>
        </table:table-row>
        <table:table-row table:style-name="ro1">
          <table:table-cell table:style-name="ce8">
            <draw:frame draw:z-index="40" draw:name="Figura 41" draw:style-name="gr1" draw:text-style-name="P1" svg:width="0.605cm" svg:height="0.555cm" svg:x="0.541cm" svg:y="0.215cm">
              <draw:image xlink:href="Pictures/100000000000002500000022CA78E4FB525DE6C4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item de nó</text:p>
          </table:table-cell>
          <table:table-cell table:style-name="ce12">
            <draw:frame draw:z-index="41" draw:name="Figura 42" draw:style-name="gr1" draw:text-style-name="P1" svg:width="0.743cm" svg:height="0.723cm" svg:x="0.425cm" svg:y="0.18cm">
              <draw:image xlink:href="Pictures/100000000000002600000025B6A20D3710C5CB43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>
            <text:p>Adicionar um novo item HTML ao compositor</text:p>
          </table:table-cell>
        </table:table-row>
        <table:table-row table:style-name="ro1">
          <table:table-cell table:style-name="ce9">
            <draw:frame draw:z-index="42" draw:name="Figura 43" draw:style-name="gr1" draw:text-style-name="P1" svg:width="0.569cm" svg:height="0.555cm" svg:x="0.515cm" svg:y="0.265cm">
              <draw:image xlink:href="Pictures/1000000000000026000000253CF4EB13DD42894E.png" xlink:type="simple" xlink:show="embed" xlink:actuate="onLoad" draw:mime-type="image/png">
                <text:p/>
              </draw:image>
            </draw:frame>
          </table:table-cell>
          <table:table-cell table:style-name="ce10" office:value-type="string" calcext:value-type="string" table:number-columns-spanned="3" table:number-rows-spanned="1">
            <text:p>Adicionar uma nova tabela de atributos ao compositor</text:p>
          </table:table-cell>
          <table:covered-table-cell table:number-columns-repeated="2" table:style-name="ce1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B1:Planilha1.D2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1:22:12.171000000</meta:creation-date>
    <dc:date>2022-08-17T08:39:43.352000000</dc:date>
    <meta:editing-duration>PT21M8S</meta:editing-duration>
    <meta:editing-cycles>7</meta:editing-cycles>
    <meta:generator>LibreOffice/7.3.4.2$Windows_X86_64 LibreOffice_project/728fec16bd5f605073805c3c9e7c4212a0120dc5</meta:generator>
    <meta:document-statistic meta:table-count="1" meta:cell-count="43" meta:object-count="43"/>
  </office:meta>
</office:document-meta>
</file>